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4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7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7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7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7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8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9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9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19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197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19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19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0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0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0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20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0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07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08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09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10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11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12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13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14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15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16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17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18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19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20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21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22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23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24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963000081087368834" text:style-name="L1">
        <text:list-item>
          <text:p text:style-name="P13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4357000617362877532" text:style-name="L2">
        <text:list-item>
          <text:p text:style-name="P14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43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1737413611590997544" text:style-name="L3">
        <text:list-item>
          <text:p text:style-name="P14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44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109067285177157104" text:style-name="L4">
        <text:list-item>
          <text:p text:style-name="P145">Publicat codi d'accès al Classroom.</text:p>
        </text:list-item>
        <text:list-item>
          <text:p text:style-name="P158">Treball autònom tasca 1.</text:p>
        </text:list-item>
        <text:list-item>
          <text:p text:style-name="P14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10351354160570" text:continue-numbering="true" text:style-name="L4">
        <text:list-item>
          <text:p text:style-name="P14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10351195365334" text:continue-numbering="true" text:style-name="L4">
        <text:list-item>
          <text:p text:style-name="P14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34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10351542808195" text:continue-numbering="true" text:style-name="L4">
        <text:list-item>
          <text:p text:style-name="P148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48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9">Comentem apartat 1.1 Temperatura y calor.</text:p>
        </text:list-item>
      </text:list>
      <text:p text:style-name="P60"/>
      <text:p text:style-name="P95">Di<text:span text:style-name="T12">vendres 10</text:span>/<text:span text:style-name="T7">10</text:span>/2<text:span text:style-name="T5">5</text:span></text:p>
      <text:p text:style-name="P95"/>
      <text:list xml:id="list110350410835112" text:continue-numbering="true" text:style-name="L4">
        <text:list-item>
          <text:p text:style-name="P14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5">Comentem apartat 1.2 Presión.</text:p>
        </text:list-item>
        <text:list-item>
          <text:p text:style-name="P165">Comentem apartat 1.2 Presión.</text:p>
        </text:list-item>
        <text:list-item>
          <text:p text:style-name="P165">Comentem els exercicis 1.3 Ejercicios temperatura y presión.</text:p>
        </text:list-item>
        <text:list-item>
          <text:p text:style-name="P165">Comentem apartat 1.4 Enegía y potencia</text:p>
        </text:list-item>
        <text:list-item>
          <text:p text:style-name="P166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96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96">Di<text:span text:style-name="T15">jous</text:span><text:tab/><text:tab/><text:span text:style-name="T15">16</text:span>/<text:span text:style-name="T7">10</text:span>/2<text:span text:style-name="T5">5</text:span></text:p>
      <text:list xml:id="list110350409878237" text:continue-numbering="true" text:style-name="L4">
        <text:list-item>
          <text:p text:style-name="P15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7">Comentem apartat 1.<text:span text:style-name="T15">5 Ejercicios energía y potencia</text:span>.</text:p>
        </text:list-item>
        <text:list-item>
          <text:p text:style-name="P167">Comentem apartat 1.<text:span text:style-name="T15">6.1 Calor específico</text:span></text:p>
        </text:list-item>
        <text:list-item>
          <text:p text:style-name="P167">Comentem apartat 1.<text:span text:style-name="T15">6.2 Calor sensible y latente</text:span></text:p>
        </text:list-item>
      </text:list>
      <text:p text:style-name="P62"/>
      <text:p text:style-name="P131">Divendres<text:tab/>17/10/25</text:p>
      <text:list xml:id="list110351229863076" text:continue-numbering="true" text:style-name="L4">
        <text:list-item>
          <text:p text:style-name="P15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8">Comentem apartat 1.6.3 Transmisión del calor</text:p>
        </text:list-item>
        <text:list-item>
          <text:p text:style-name="P168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35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10350457357459" text:continue-numbering="true" text:style-name="L4">
        <text:list-item>
          <text:p text:style-name="P15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9">Comentem <text:span text:style-name="T17">exercicis 1.7-1 a 3</text:span></text:p>
        </text:list-item>
        <text:list-item>
          <text:p text:style-name="P170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10350850644381" text:continue-numbering="true" text:style-name="L4">
        <text:list-item>
          <text:p text:style-name="P15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1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97">Di<text:span text:style-name="T19">jous</text:span><text:tab/><text:tab/><text:span text:style-name="T19">30</text:span>/<text:span text:style-name="T9">10</text:span>/2<text:span text:style-name="T5">5</text:span></text:p>
      <text:p text:style-name="P97"/>
      <text:list xml:id="list110351342169644" text:continue-numbering="true" text:style-name="L4">
        <text:list-item>
          <text:p text:style-name="P15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0">Comencem a comentar l'apartat 1.8.4 Diagrama de Mollier (diagrama p h)</text:p>
        </text:list-item>
      </text:list>
      <text:p text:style-name="P32"/>
      <text:p text:style-name="P32"/>
      <text:p text:style-name="P97">Di<text:span text:style-name="T19">vendres</text:span><text:tab/><text:span text:style-name="T19">31</text:span>/<text:span text:style-name="T9">10</text:span>/2<text:span text:style-name="T5">5</text:span></text:p>
      <text:p text:style-name="P97"/>
      <text:p text:style-name="P65">Festiu triat pel centre.</text:p>
      <text:p text:style-name="P65"/>
      <text:p text:style-name="P65"/>
      <text:p text:style-name="P98">Di<text:span text:style-name="T3">marts</text:span><text:tab/><text:span text:style-name="T20">04</text:span>/<text:span text:style-name="T9">11</text:span>/2<text:span text:style-name="T5">5</text:span></text:p>
      <text:p text:style-name="P98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99">Di<text:span text:style-name="T3">mecres</text:span><text:tab/><text:span text:style-name="T20">05</text:span>/<text:span text:style-name="T9">11</text:span>/2<text:span text:style-name="T5">5</text:span></text:p>
      <text:p text:style-name="P99"/>
      <text:list xml:id="list110350754650993" text:continue-numbering="true" text:style-name="L4">
        <text:list-item>
          <text:p text:style-name="P15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1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00"/>
      <text:p text:style-name="P136">Di<text:span text:style-name="T22">jous</text:span><text:tab/><text:tab/><text:span text:style-name="T20">06</text:span>/<text:span text:style-name="T9">11</text:span>/2<text:span text:style-name="T5">5</text:span></text:p>
      <text:p text:style-name="P100"/>
      <text:list xml:id="list110351432715707" text:continue-numbering="true" text:style-name="L4">
        <text:list-item>
          <text:p text:style-name="P15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2">Co<text:span text:style-name="T22">mentem exercici 1.9-5</text:span></text:p>
        </text:list-item>
      </text:list>
      <text:p text:style-name="P101"/>
      <text:p text:style-name="P101"/>
      <text:p text:style-name="P101">Di<text:span text:style-name="T23">vendres</text:span><text:tab/><text:span text:style-name="T20">07</text:span>/<text:span text:style-name="T9">11</text:span>/2<text:span text:style-name="T5">5</text:span></text:p>
      <text:p text:style-name="P101"/>
      <text:list xml:id="list110352108139579" text:continue-numbering="true" text:style-name="L4">
        <text:list-item>
          <text:p text:style-name="P157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63">C<text:span text:style-name="T23">omentem apartat 1.1.1 Coeficiente de funcionamiento COP y EER</text:span></text:p>
        </text:list-item>
        <text:list-item>
          <text:p text:style-name="P163">C<text:span text:style-name="T23">omentem apartat 1.1.2 Componenentes d ela instalación drigorífica por compresión</text:span></text:p>
        </text:list-item>
      </text:list>
      <text:p text:style-name="P66"/>
      <text:p text:style-name="P102"/>
      <text:p text:style-name="P102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5901846753202481879" text:style-name="L5">
        <text:list-item>
          <text:p text:style-name="P20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22"><text:span text:style-name="T26">C</text:span><text:span text:style-name="T25">omentem 1.1.3 Ciclo frigorífico en el diagrama p h</text:span></text:p>
        </text:list-item>
        <text:list-item>
          <text:p text:style-name="P222"><text:span text:style-name="T26">C</text:span><text:span text:style-name="T25">omentem 1.1.4 Caudal másico</text:span></text:p>
        </text:list-item>
        <text:list-item>
          <text:p text:style-name="P222"><text:span text:style-name="T26">C</text:span><text:span text:style-name="T25">omentem 1.1.5 Relación de compresión</text:span></text:p>
        </text:list-item>
        <text:list-item>
          <text:p text:style-name="P172">Comentem exercici 1.2-1</text:p>
        </text:list-item>
      </text:list>
      <text:p text:style-name="P51"/>
      <text:p text:style-name="P51"/>
      <text:p text:style-name="P103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10351136333802" text:continue-numbering="true" text:style-name="L5">
        <text:list-item>
          <text:p text:style-name="P180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04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10350654443464" text:continue-numbering="true" text:style-name="L5">
        <text:list-item>
          <text:p text:style-name="P20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3">Comentem exercici 1.2-<text:span text:style-name="T32">2</text:span></text:p>
        </text:list-item>
      </text:list>
      <text:p text:style-name="P52"/>
      <text:p text:style-name="P105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10351707866904" text:continue-numbering="true" text:style-name="L5">
        <text:list-item>
          <text:p text:style-name="P20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4">Comentem exercici 1.2-<text:span text:style-name="T32">2 i 3</text:span></text:p>
        </text:list-item>
      </text:list>
      <text:p text:style-name="P53"/>
      <text:p text:style-name="P106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10352058624181" text:continue-numbering="true" text:style-name="L5">
        <text:list-item>
          <text:p text:style-name="P21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23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07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10351388812984" text:continue-numbering="true" text:style-name="L5">
        <text:list-item>
          <text:p text:style-name="P18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08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10350632458690" text:continue-numbering="true" text:style-name="L5">
        <text:list-item>
          <text:p text:style-name="P211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24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37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10351457662023" text:continue-numbering="true" text:style-name="L5">
        <text:list-item>
          <text:p text:style-name="P21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5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75"><text:span text:style-name="T11">C</text:span>omentem <text:span text:style-name="T35">apartat 1.4 Puntos de medición de temperatura y presión.</text:span></text:p>
        </text:list-item>
        <text:list-item>
          <text:p text:style-name="P175"><text:span text:style-name="T11">C</text:span>omentem <text:span text:style-name="T35">apartat 1.5 Símbolos según UNE EN 1861.</text:span></text:p>
        </text:list-item>
        <text:list-item>
          <text:p text:style-name="P185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09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09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10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38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10352004819339" text:continue-numbering="true" text:style-name="L5">
        <text:list-item>
          <text:p text:style-name="P213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6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82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11">Di<text:span text:style-name="T3">mecres</text:span><text:tab/><text:span text:style-name="T38">03</text:span>/<text:span text:style-name="T9">12</text:span>/2<text:span text:style-name="T5">5</text:span></text:p>
      <text:p text:style-name="P111"/>
      <text:list xml:id="list110350529997204" text:continue-numbering="true" text:style-name="L5">
        <text:list-item>
          <text:p text:style-name="P183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12">Di<text:span text:style-name="T40">jous<text:tab/></text:span><text:tab/><text:span text:style-name="T38">04</text:span>/<text:span text:style-name="T9">12</text:span>/2<text:span text:style-name="T5">5</text:span></text:p>
      <text:list xml:id="list110350697121960" text:continue-numbering="true" text:style-name="L5">
        <text:list-item>
          <text:p text:style-name="P21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7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12"/>
      <text:p text:style-name="P112">Di<text:span text:style-name="T40">vendres</text:span><text:tab/><text:span text:style-name="T38">05</text:span>/<text:span text:style-name="T9">12</text:span>/2<text:span text:style-name="T5">5</text:span></text:p>
      <text:p text:style-name="P112"/>
      <text:list xml:id="list110351573094665" text:continue-numbering="true" text:style-name="L5">
        <text:list-item>
          <text:p text:style-name="P21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7"><text:span text:style-name="T11">C</text:span>omentem <text:span text:style-name="T35">apartat 2.1.1.1 Compressors hermètics</text:span></text:p>
        </text:list-item>
        <text:list-item>
          <text:p text:style-name="P186">Comentem exemple 2.1.1.1-1</text:p>
        </text:list-item>
      </text:list>
      <text:p text:style-name="P71"/>
      <text:p text:style-name="P113">Di<text:span text:style-name="T3">marts</text:span><text:tab/><text:span text:style-name="T38">09</text:span>/<text:span text:style-name="T9">12</text:span>/2<text:span text:style-name="T5">5</text:span></text:p>
      <text:p text:style-name="P113"/>
      <text:list xml:id="list110351720193435" text:continue-numbering="true" text:style-name="L5">
        <text:list-item>
          <text:p text:style-name="P184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14">Di<text:span text:style-name="T3">mecres</text:span><text:tab/><text:span text:style-name="T44">10</text:span>/<text:span text:style-name="T9">12</text:span>/2<text:span text:style-name="T5">5</text:span></text:p>
      <text:p text:style-name="P114"/>
      <text:list xml:id="list110351931414564" text:continue-numbering="true" text:style-name="L5">
        <text:list-item>
          <text:p text:style-name="P164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15"/>
      <text:p text:style-name="P115">Di<text:span text:style-name="T45">jous</text:span><text:tab/><text:tab/><text:span text:style-name="T44">11</text:span>/<text:span text:style-name="T9">12</text:span>/2<text:span text:style-name="T5">5</text:span></text:p>
      <text:p text:style-name="P115"/>
      <text:p text:style-name="P73">Seguim comentant exemple 2.1.1.1-1</text:p>
      <text:p text:style-name="P132"/>
      <text:p text:style-name="P115">Di<text:span text:style-name="T45">vendres</text:span><text:tab/><text:span text:style-name="T44">12</text:span>/<text:span text:style-name="T9">12</text:span>/2<text:span text:style-name="T5">5</text:span></text:p>
      <text:p text:style-name="P115"/>
      <text:p text:style-name="P77">Activitat emp<text:span text:style-name="T46">r</text:span>enedoria.</text:p>
      <text:p text:style-name="P77"/>
      <text:p text:style-name="P116">Di<text:span text:style-name="T3">marts</text:span><text:tab/><text:span text:style-name="T47">16</text:span>/<text:span text:style-name="T9">12</text:span>/2<text:span text:style-name="T5">5</text:span></text:p>
      <text:p text:style-name="P116"/>
      <text:list xml:id="list110351676237279" text:continue-numbering="true" text:style-name="L5">
        <text:list-item>
          <text:p text:style-name="P21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8"><text:span text:style-name="T11">C</text:span>omentem <text:span text:style-name="T47">programa de simulació SOLKANE (pàg. 11 i 12)</text:span></text:p>
        </text:list-item>
      </text:list>
      <text:p text:style-name="P74"/>
      <text:p text:style-name="P116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17"><text:soft-page-break/>Di<text:span text:style-name="T3">marts</text:span><text:tab/><text:span text:style-name="T47">18</text:span>/<text:span text:style-name="T9">12</text:span>/2<text:span text:style-name="T5">5</text:span></text:p>
      <text:p text:style-name="P117"/>
      <text:list xml:id="list110351348321282" text:continue-numbering="true" text:style-name="L5">
        <text:list-item>
          <text:p text:style-name="P21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9"><text:span text:style-name="T11">C</text:span>omentem <text:span text:style-name="T48">apartat 2.1.1.2 Compressors semihermètics</text:span></text:p>
        </text:list-item>
        <text:list-item>
          <text:p text:style-name="P179"><text:span text:style-name="T11">C</text:span>omentem <text:span text:style-name="T48">apartat 2.1.1.3 Compressors oberts</text:span></text:p>
        </text:list-item>
        <text:list-item>
          <text:p text:style-name="P179"><text:span text:style-name="T11">C</text:span>omentem <text:span text:style-name="T48">apartat 2.1.2.1 Compressors alternatius de pistó</text:span></text:p>
          <text:p text:style-name="P179"/>
        </text:list-item>
      </text:list>
      <text:p text:style-name="P75"/>
      <text:p text:style-name="P118">Di<text:span text:style-name="T3">mecres</text:span><text:tab/><text:span text:style-name="T49">07</text:span>/<text:span text:style-name="T49">01</text:span>/2<text:span text:style-name="T49">6</text:span></text:p>
      <text:p text:style-name="P118"/>
      <text:list xml:id="list110350301594475" text:continue-numbering="true" text:style-name="L5">
        <text:list-item>
          <text:p text:style-name="P21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7">Repassem apartat 2.1.2.1 <text:span text:style-name="T48"><text:s/>Compressors alternatius de pistó</text:span></text:p>
        </text:list-item>
        <text:list-item>
          <text:p text:style-name="P187">Comentem 2.1.2.1.1 Proceso de compresión en compresores de pistón alternativo</text:p>
        </text:list-item>
        <text:list-item>
          <text:p text:style-name="P187">Comentem 2.1.2.1.2 Número y disposición de los cilindros</text:p>
        </text:list-item>
        <text:list-item>
          <text:p text:style-name="P188">Comentem 2.1.2.1.<text:span text:style-name="T50">3 Transformación del movimiento rotativo en movimiento alternativo</text:span></text:p>
        </text:list-item>
        <text:list-item>
          <text:p text:style-name="P188">Comentem 2.1.2.1.<text:span text:style-name="T50">4 Válvulas de aspiración y descarga</text:span></text:p>
        </text:list-item>
        <text:list-item>
          <text:p text:style-name="P188">Comentem 2.1.2.1.<text:span text:style-name="T50">5 Dispositivos de lubricación</text:span></text:p>
        </text:list-item>
        <text:list-item>
          <text:p text:style-name="P190">Comencem amb l'exe<text:span text:style-name="T51">m</text:span>ple 2.1.2.2-1</text:p>
        </text:list-item>
      </text:list>
      <text:p text:style-name="P76"/>
      <text:p text:style-name="P76"/>
      <text:p text:style-name="P119">Di<text:span text:style-name="T52">jous</text:span><text:tab/><text:tab/><text:span text:style-name="T49">08</text:span>/<text:span text:style-name="T49">01</text:span>/2<text:span text:style-name="T49">6</text:span></text:p>
      <text:p text:style-name="P119"/>
      <text:list xml:id="list110351225372669" text:continue-numbering="true" text:style-name="L5">
        <text:list-item>
          <text:p text:style-name="P21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9">Repassem apartat 2.1.2.1 <text:span text:style-name="T48"><text:s/>Compressors alternatius de pistó</text:span></text:p>
        </text:list-item>
        <text:list-item>
          <text:p text:style-name="P189">Comentem <text:span text:style-name="T50">l'exemple 2.1.2.2-1</text:span></text:p>
        </text:list-item>
        <text:list-item>
          <text:p text:style-name="P191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19"/>
      <text:p text:style-name="P120">Di<text:span text:style-name="T53">vendres</text:span><text:tab/><text:span text:style-name="T49">09</text:span>/<text:span text:style-name="T49">01</text:span>/2<text:span text:style-name="T49">6</text:span></text:p>
      <text:p text:style-name="P120"/>
      <text:list xml:id="list7866923212996884279" text:style-name="L6">
        <text:list-item>
          <text:p text:style-name="P192">Desmuntem compressors de pistons per veure els components interns (plat de vàlvules, pistons, bieles, cigüenyal) i tornem a muntar-los.</text:p>
        </text:list-item>
        <text:list-item>
          <text:p text:style-name="P21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10351477136074" text:continue-list="list110351225372669" text:style-name="L5">
        <text:list-item>
          <text:p text:style-name="P193">Comentem l'exemple <text:span text:style-name="T50">2.1.2.2-</text:span>2</text:p>
        </text:list-item>
        <text:list-item>
          <text:p text:style-name="P193">Baixem al taller per recuperar el refrigerant del simulador.</text:p>
        </text:list-item>
      </text:list>
      <text:p text:style-name="P79"/>
      <text:p text:style-name="P79"/>
      <text:p text:style-name="P121">Di<text:span text:style-name="T54">marts</text:span><text:tab/><text:span text:style-name="T54">13</text:span>/<text:span text:style-name="T49">01</text:span>/2<text:span text:style-name="T49">6</text:span></text:p>
      <text:p text:style-name="P121"/>
      <text:p text:style-name="P80">Baixa per migranya</text:p>
      <text:p text:style-name="P80"/>
      <text:p text:style-name="P80"/>
      <text:p text:style-name="P121">Di<text:span text:style-name="T54">mecres</text:span><text:tab/><text:span text:style-name="T54">14</text:span>/<text:span text:style-name="T49">01</text:span>/2<text:span text:style-name="T49">6</text:span></text:p>
      <text:p text:style-name="P121"/>
      <text:list xml:id="list110351847256927" text:continue-numbering="true" text:style-name="L5">
        <text:list-item>
          <text:p text:style-name="P194">Comentem l'exemple <text:span text:style-name="T50">2.1.2.2-</text:span>2</text:p>
        </text:list-item>
      </text:list>
      <text:p text:style-name="P121"/>
      <text:p text:style-name="P121">Di<text:span text:style-name="T54">jous</text:span><text:tab/><text:tab/><text:span text:style-name="T54">15</text:span>/<text:span text:style-name="T49">01</text:span>/2<text:span text:style-name="T49">6</text:span></text:p>
      <text:p text:style-name="P121"/>
      <text:list xml:id="list4333820066609221437" text:style-name="L7">
        <text:list-item>
          <text:p text:style-name="P197">Comentem esquema <text:a xlink:type="simple" xlink:href="https://paulinoposada.github.io/web_fred/web_fred_25_26/GM/documents_gm/ta/ta_03.pdf">tasca 3</text:a></text:p>
        </text:list-item>
        <text:list-item>
          <text:p text:style-name="P197">Comentem exemple 2.1.2.2-2</text:p>
        </text:list-item>
      </text:list>
      <text:p text:style-name="P133"/>
      <text:p text:style-name="P122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22"/>
      <text:p text:style-name="P83">No feim classe per emergència sanitària.</text:p>
      <text:p text:style-name="P83"/>
      <text:p text:style-name="P126"/>
      <text:p text:style-name="P126">Di<text:span text:style-name="T54">marts</text:span><text:tab/><text:span text:style-name="T58">20</text:span>/<text:span text:style-name="T49">01</text:span>/2<text:span text:style-name="T49">6</text:span></text:p>
      <text:p text:style-name="P86"/>
      <text:p text:style-name="P92">Festiu (Sant Sebastià)</text:p>
      <text:p text:style-name="P126"/>
      <text:p text:style-name="P126"/>
      <text:p text:style-name="P125">Di<text:span text:style-name="T54">mecres</text:span><text:tab/><text:span text:style-name="T58">21</text:span>/<text:span text:style-name="T49">01</text:span>/2<text:span text:style-name="T49">6</text:span></text:p>
      <text:p text:style-name="P125"/>
      <text:p text:style-name="P91">Baixa al taller el grup <text:span text:style-name="T59">1</text:span>.</text:p>
      <text:p text:style-name="P91"/>
      <text:p text:style-name="P91">Recuperem regfrigerant del simulador i tornem a cargar refrigerant al simulador.</text:p>
      <text:p text:style-name="P81"/>
      <text:p text:style-name="P81"/>
      <text:p text:style-name="P122">Di<text:span text:style-name="T56">jous </text:span><text:tab/><text:tab/><text:span text:style-name="T55">22</text:span>/<text:span text:style-name="T49">01</text:span>/2<text:span text:style-name="T49">6</text:span></text:p>
      <text:p text:style-name="P122"/>
      <text:list xml:id="list110350748808284" text:continue-list="list7866923212996884279" text:style-name="L6">
        <text:list-item>
          <text:p text:style-name="P22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901957201511012491" text:style-name="L8">
        <text:list-item>
          <text:p text:style-name="P195">Comentem <text:span text:style-name="T56">l'apartat 2.1.2.3 <text:s/>Compressor rotatius de pistó rodant i paletes</text:span></text:p>
        </text:list-item>
        <text:list-item>
          <text:p text:style-name="P195">Comentem <text:span text:style-name="T56">l'apartat 2.1.2.3.1 Compressor de pistó rodant</text:span></text:p>
        </text:list-item>
        <text:list-item>
          <text:p text:style-name="P195">Comentem <text:span text:style-name="T56">l'apartat 2.1.2.3.2 Compressor de paletes</text:span></text:p>
        </text:list-item>
        <text:list-item>
          <text:p text:style-name="P198">Començem a comentar l'apartat <text:s/>2.1.2.3.3 Compressor de tornillo</text:p>
        </text:list-item>
      </text:list>
      <text:p text:style-name="P83"/>
      <text:p text:style-name="P84"/>
      <text:p text:style-name="P123">Di<text:span text:style-name="T57">vendres </text:span><text:tab/><text:tab/><text:span text:style-name="T55">23</text:span>/<text:span text:style-name="T49">01</text:span>/2<text:span text:style-name="T49">6</text:span></text:p>
      <text:p text:style-name="P85"/>
      <text:p text:style-name="P89">Comentem dubtes relatius a l'examen del dimecres.</text:p>
      <text:p text:style-name="P89"/>
      <text:p text:style-name="P89"/>
      <text:p text:style-name="P124">Di<text:span text:style-name="T54">marts</text:span><text:tab/><text:span text:style-name="T58">27</text:span>/<text:span text:style-name="T49">01</text:span>/2<text:span text:style-name="T49">6</text:span></text:p>
      <text:p text:style-name="P124"/>
      <text:p text:style-name="P90">Baixa al taller el grup 2.</text:p>
      <text:p text:style-name="P90"/>
      <text:p text:style-name="P90">Recuperem regfrigerant del simulador i tornem a cargar refrigerant al simulador.</text:p>
      <text:p text:style-name="P82"/>
      <text:p text:style-name="P82"/>
      <text:p text:style-name="P127">Di<text:span text:style-name="T54">mecres</text:span><text:tab/><text:span text:style-name="T58">28</text:span>/<text:span text:style-name="T49">01</text:span>/2<text:span text:style-name="T49">6</text:span></text:p>
      <text:p text:style-name="P87"/>
      <text:p text:style-name="P93">Feim el primer examen de la segona avaluació.</text:p>
      <text:p text:style-name="P127"/>
      <text:p text:style-name="P127"/>
      <text:p text:style-name="P128">Di<text:span text:style-name="T60">jous<text:tab/></text:span><text:tab/><text:span text:style-name="T58">29</text:span>/<text:span text:style-name="T49">01</text:span>/2<text:span text:style-name="T49">6</text:span></text:p>
      <text:p text:style-name="P88"/>
      <text:p text:style-name="P94">Comentem les solucions dels exàmens del 28/01/26.</text:p>
      <text:p text:style-name="P94"/>
      <text:p text:style-name="P129"/>
      <text:p text:style-name="P129">Di<text:span text:style-name="T61">vendres</text:span><text:tab/><text:span text:style-name="T61">30</text:span>/<text:span text:style-name="T49">01</text:span>/2<text:span text:style-name="T49">6</text:span></text:p>
      <text:p text:style-name="P129"/>
      <text:list xml:id="list110350874075471" text:continue-list="list110350748808284" text:style-name="L6">
        <text:list-item>
          <text:p text:style-name="P22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6880661641446186900" text:style-name="L9">
        <text:list-item>
          <text:p text:style-name="P196">Comentem <text:span text:style-name="T61">exercicis 2.2-1 a 4.</text:span></text:p>
        </text:list-item>
      </text:list>
      <text:p text:style-name="P130"><text:soft-page-break/>Di<text:span text:style-name="T54">marts</text:span><text:tab/><text:span text:style-name="T62">03</text:span>/<text:span text:style-name="T49">02</text:span>/2<text:span text:style-name="T49">6</text:span></text:p>
      <text:list xml:id="list110351546743579" text:continue-numbering="true" text:style-name="L9">
        <text:list-header>
          <text:p text:style-name="P204"/>
        </text:list-header>
        <text:list-item>
          <text:p text:style-name="P199">Baixa al taller el grup <text:span text:style-name="T62">1</text:span>.</text:p>
          <text:p text:style-name="P199"/>
        </text:list-item>
        <text:list-item>
          <text:p text:style-name="P199">Recuperem regfrigerant del simulador.</text:p>
        </text:list-item>
        <text:list-item>
          <text:p text:style-name="P201">Comentem components de l'equip split d'aire condicionat.</text:p>
        </text:list-item>
      </text:list>
      <text:p text:style-name="P203"/>
      <text:p text:style-name="P203"/>
      <text:p text:style-name="P206">Di<text:span text:style-name="T54">mecres</text:span><text:tab/><text:span text:style-name="T62">04</text:span>/<text:span text:style-name="T49">02</text:span>/2<text:span text:style-name="T49">6</text:span></text:p>
      <text:list xml:id="list110351413608944" text:continue-numbering="true" text:style-name="L9">
        <text:list-header>
          <text:p text:style-name="P205"/>
        </text:list-header>
        <text:list-item>
          <text:p text:style-name="P200">Baixa al taller el grup <text:span text:style-name="T63">2</text:span>.</text:p>
        </text:list-item>
        <text:list-item>
          <text:p text:style-name="P202">Comentem components de l'equip split d'aire condicionat <text:span text:style-name="T63">i el posem en marxa en fred i en calor.</text:span></text:p>
          <text:p text:style-name="P20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4T11:03:49.564280021</dc:date>
    <meta:editing-duration>PT2H56M32S</meta:editing-duration>
    <meta:editing-cycles>263</meta:editing-cycles>
    <meta:document-statistic meta:table-count="0" meta:image-count="0" meta:object-count="1" meta:page-count="9" meta:paragraph-count="217" meta:word-count="1289" meta:character-count="8349" meta:non-whitespace-character-count="7350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